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75cm"/>
    </style:style>
    <style:style style:name="gr2" style:family="graphic" style:parent-style-name="standard">
      <style:graphic-properties draw:stroke="none" svg:stroke-color="#000000" draw:fill="none" draw:fill-color="#ffffff" fo:min-height="1.102cm"/>
    </style:style>
    <style:style style:name="gr3" style:family="graphic" style:parent-style-name="standard">
      <style:graphic-properties draw:stroke="none" svg:stroke-color="#000000" draw:fill="none" draw:fill-color="#ffffff" fo:min-height="6.607cm"/>
    </style:style>
    <style:style style:name="gr4" style:family="graphic" style:parent-style-name="standard">
      <style:graphic-properties draw:stroke="none" svg:stroke-color="#000000" draw:fill="none" draw:fill-color="#ffffff" fo:min-height="7.70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2.15cm" fo:min-width="16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</style:style>
    <style:style style:name="gr10" style:family="graphic" style:parent-style-name="standard">
      <style:graphic-properties svg:stroke-color="#000000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088cm" fo:min-width="0cm"/>
    </style:style>
    <style:style style:name="gr13" style:family="graphic" style:parent-style-name="objectwithoutfill">
      <style:graphic-properties svg:stroke-color="#000000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67cm" fo:min-width="0.01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3cm"/>
    </style:style>
    <style:style style:name="gr20" style:family="graphic" style:parent-style-name="standard">
      <style:graphic-properties svg:stroke-color="#ff0000" draw:fill-color="#ffffff" draw:textarea-horizontal-align="justify" draw:textarea-vertical-align="middle" draw:auto-grow-height="false" fo:min-height="1.75cm" fo:min-width="2.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cm"/>
    </style:style>
    <style:style style:name="gr2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65cm"/>
    </style:style>
    <style:style style:name="gr27" style:family="graphic" style:parent-style-name="objectwithoutfill">
      <style:graphic-properties draw:stroke="solid" draw:stroke-dash="Ultra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0.55cm" fo:min-width="2.4cm"/>
    </style:style>
    <style:style style:name="gr30" style:family="graphic" style:parent-style-name="objectwithoutfill">
      <style:graphic-properties svg:stroke-color="#000000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85cm"/>
    </style:style>
    <style:style style:name="gr32" style:family="graphic" style:parent-style-name="standard">
      <style:graphic-properties draw:stroke="none" svg:stroke-color="#000000" draw:fill="none" draw:fill-color="#ffffff" fo:min-height="2.65cm"/>
    </style:style>
    <style:style style:name="gr33" style:family="graphic" style:parent-style-name="standard">
      <style:graphic-properties draw:stroke="none" svg:stroke-color="#000000" draw:fill="none" draw:fill-color="#ffffff" fo:min-height="1.45cm"/>
    </style:style>
    <style:style style:name="gr34" style:family="graphic" style:parent-style-name="standard">
      <style:graphic-properties draw:stroke="none" svg:stroke-color="#000000" draw:fill="none" draw:fill-color="#ffffff" fo:min-height="1.95cm"/>
    </style:style>
    <style:style style:name="gr3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789cm"/>
    </style:style>
    <style:style style:name="gr37" style:family="graphic" style:parent-style-name="standard">
      <style:graphic-properties draw:stroke="none" svg:stroke-color="#000000" draw:fill="none" draw:fill-color="#ffffff" fo:min-height="0.45cm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0.486cm" fo:min-width="8.2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2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1cm"/>
    </style:style>
    <style:style style:name="gr41" style:family="graphic" style:parent-style-name="standard">
      <style:graphic-properties svg:stroke-color="#000000" draw:fill-color="#81d41a" draw:textarea-horizontal-align="justify" draw:textarea-vertical-align="middle" draw:auto-grow-height="false" fo:min-height="0.75cm" fo:min-width="2cm"/>
    </style:style>
    <style:style style:name="gr42" style:family="graphic" style:parent-style-name="standard">
      <style:graphic-properties svg:stroke-color="#000000" draw:fill-color="#81d41a" draw:textarea-horizontal-align="justify" draw:textarea-vertical-align="middle" draw:auto-grow-height="false" fo:min-height="0.75cm" fo:min-width="1cm"/>
    </style:style>
    <style:style style:name="gr43" style:family="graphic" style:parent-style-name="standard">
      <style:graphic-properties svg:stroke-color="#000000" draw:fill-color="#8e86ae" draw:textarea-horizontal-align="justify" draw:textarea-vertical-align="middle" draw:auto-grow-height="false" fo:min-height="0.75cm" fo:min-width="2cm"/>
    </style:style>
    <style:style style:name="gr44" style:family="graphic" style:parent-style-name="standard">
      <style:graphic-properties svg:stroke-color="#000000" draw:fill-color="#8e86ae" draw:textarea-horizontal-align="justify" draw:textarea-vertical-align="middle" draw:auto-grow-height="false" fo:min-height="0.75cm" fo:min-width="1.7cm"/>
    </style:style>
    <style:style style:name="gr45" style:family="graphic" style:parent-style-name="standard">
      <style:graphic-properties svg:stroke-color="#000000" draw:fill-color="#8e86ae" draw:textarea-horizontal-align="justify" draw:textarea-vertical-align="middle" draw:auto-grow-height="false" fo:min-height="0.75cm" fo:min-width="2.4cm"/>
    </style:style>
    <style:style style:name="gr46" style:family="graphic" style:parent-style-name="standard">
      <style:graphic-properties svg:stroke-color="#000000" draw:fill-color="#8e86ae" draw:textarea-horizontal-align="justify" draw:textarea-vertical-align="middle" draw:auto-grow-height="false" fo:min-height="0.75cm" fo:min-width="1.8cm"/>
    </style:style>
    <style:style style:name="gr47" style:family="graphic" style:parent-style-name="standard">
      <style:graphic-properties svg:stroke-color="#000000" draw:fill-color="#8e86ae" draw:textarea-horizontal-align="justify" draw:textarea-vertical-align="middle" draw:auto-grow-height="false" fo:min-height="0.75cm" fo:min-width="2.1cm"/>
    </style:style>
    <style:style style:name="gr48" style:family="graphic" style:parent-style-name="standard">
      <style:graphic-properties svg:stroke-color="#000000" draw:fill-color="#ff7b59" draw:textarea-horizontal-align="justify" draw:textarea-vertical-align="middle" draw:auto-grow-height="false" fo:min-height="0.75cm" fo:min-width="1.2cm"/>
    </style:style>
    <style:style style:name="gr49" style:family="graphic" style:parent-style-name="standard">
      <style:graphic-properties svg:stroke-color="#000000" draw:fill-color="#ffff38" draw:textarea-horizontal-align="justify" draw:textarea-vertical-align="middle" draw:auto-grow-height="false" fo:min-height="0.75cm" fo:min-width="2.1cm"/>
    </style:style>
    <style:style style:name="gr50" style:family="graphic" style:parent-style-name="standard">
      <style:graphic-properties svg:stroke-color="#000000" draw:fill-color="#8e86ae" draw:textarea-horizontal-align="justify" draw:textarea-vertical-align="middle" draw:auto-grow-height="false" fo:min-height="0.75cm" fo:min-width="0.8cm"/>
    </style:style>
    <style:style style:name="gr51" style:family="graphic" style:parent-style-name="standard">
      <style:graphic-properties svg:stroke-color="#000000" draw:fill-color="#8e86ae" draw:textarea-horizontal-align="justify" draw:textarea-vertical-align="middle" draw:auto-grow-height="false" fo:min-height="0.75cm" fo:min-width="1.2cm"/>
    </style:style>
    <style:style style:name="gr52" style:family="graphic" style:parent-style-name="standard">
      <style:graphic-properties svg:stroke-color="#000000" draw:fill-color="#729fcf" draw:textarea-horizontal-align="justify" draw:textarea-vertical-align="middle" draw:auto-grow-height="false" fo:min-height="0.75cm" fo:min-width="1.6cm"/>
    </style:style>
    <style:style style:name="gr53" style:family="graphic" style:parent-style-name="standard">
      <style:graphic-properties draw:stroke="none" svg:stroke-color="#000000" draw:fill="none" draw:fill-color="#ffffff" fo:min-height="5.45cm"/>
    </style:style>
    <style:style style:name="gr54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b2b2b2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8e86ae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ff7b59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ffff38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7.4cm" svg:height="6cm" svg:x="6.15cm" svg:y="7.4cm">
          <draw:text-box>
            <text:p text:style-name="P1"><text:span text:style-name="T1"/></text:p>
            <text:p text:style-name="P1"><text:span text:style-name="T1">System M17</text:span></text:p>
            <text:p text:style-name="P1"><text:span text:style-name="T1"/></text:p>
            <text:p text:style-name="P1"><text:span text:style-name="T1">Wprowadzenie</text:span></text:p>
          </draw:text-box>
        </draw:frame>
      </draw:page>
      <draw:page draw:name="page2" draw:style-name="dp1" draw:master-page-name="Domyślnie">
        <draw:frame draw:style-name="gr2" draw:text-style-name="P3" draw:layer="layout" svg:width="27.7cm" svg:height="1.352cm" svg:x="1cm" svg:y="1.501cm">
          <draw:text-box>
            <text:p text:style-name="P1"><text:span text:style-name="T1">Motywacja</text:span></text:p>
          </draw:text-box>
        </draw:frame>
        <draw:frame draw:style-name="gr3" draw:text-style-name="P5" draw:layer="layout" svg:width="27.7cm" svg:height="6.857cm" svg:x="1cm" svg:y="5.148cm">
          <draw:text-box>
            <text:p text:style-name="P4"><text:span text:style-name="T1">- Niska jakość głosu w DMR nawet w dobrych warunkach odbioru</text:span></text:p>
            <text:p text:style-name="P4"><text:span text:style-name="T1">- Zbyt wysokie koszty wdrożenia szyfrowania</text:span></text:p>
            <text:p text:style-name="P4"><text:span text:style-name="T1">- Drogie radiotelefony (Hytera)</text:span></text:p>
            <text:p text:style-name="P4"><text:span text:style-name="T1">- Możliwość podszywania się, użycia czyjegoś ID</text:span></text:p>
            <text:p text:style-name="P4"><text:span text:style-name="T1">- Opatentowany kodek</text:span></text:p>
          </draw:text-box>
        </draw:frame>
      </draw:page>
      <draw:page draw:name="page3" draw:style-name="dp1" draw:master-page-name="Domyślnie">
        <draw:frame draw:style-name="gr2" draw:text-style-name="P3" draw:layer="layout" svg:width="27.7cm" svg:height="1.352cm" svg:x="1cm" svg:y="1.501cm">
          <draw:text-box>
            <text:p text:style-name="P1"><text:span text:style-name="T1">Proponowane rozwiązanie</text:span></text:p>
          </draw:text-box>
        </draw:frame>
        <draw:frame draw:style-name="gr4" draw:text-style-name="P5" draw:layer="layout" svg:width="27.7cm" svg:height="7.958cm" svg:x="1cm" svg:y="5.148cm">
          <draw:text-box>
            <text:p text:style-name="P4"><text:span text:style-name="T1">- Wykorzystanie Codec2 z bitrate 3200bps</text:span></text:p>
            <text:p text:style-name="P4"><text:span text:style-name="T1">- Szyfrowanie dostępne od razu – po aktywowaniu przez użytkownika</text:span></text:p>
            <text:p text:style-name="P4"><text:span text:style-name="T1">- Własna produkcja radiotelefonów</text:span></text:p>
            <text:p text:style-name="P4"><text:span text:style-name="T1">- Brak możliwości użycia obcego ID przez przeciętnego użytkownika</text:span></text:p>
            <text:p text:style-name="P4"><text:span text:style-name="T1">- Otwartoźródłowy kodek</text:span></text:p>
          </draw:text-box>
        </draw:frame>
      </draw:page>
      <draw:page draw:name="page4" draw:style-name="dp1" draw:master-page-name="Domyślnie">
        <draw:frame draw:style-name="gr2" draw:text-style-name="P3" draw:layer="layout" svg:width="27.7cm" svg:height="1.352cm" svg:x="1cm" svg:y="1.5cm">
          <draw:text-box>
            <text:p text:style-name="P1"><text:span text:style-name="T1">Porównanie</text:span></text:p>
          </draw:text-box>
        </draw:frame>
        <draw:custom-shape draw:style-name="gr5" draw:text-style-name="P6" draw:layer="layout" svg:width="5.1cm" svg:height="1cm" svg:x="8.7cm" svg:y="6.6cm">
          <text:p text:style-name="P1"><text:span text:style-name="T2">DM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7.6cm">
          <text:p text:style-name="P1"><text:span text:style-name="T2">Modulacj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9.6cm">
          <text:p text:style-name="P1"><text:span text:style-name="T2">Wok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10.6cm">
          <text:p text:style-name="P1"><text:span text:style-name="T2">Szyfrowani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11.6cm">
          <text:p text:style-name="P1"><text:span text:style-name="T2">Przepustowość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7.6cm">
          <text:p text:style-name="P1"><text:span text:style-name="T2">4FSK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9.6cm">
          <text:p text:style-name="P1"><text:span text:style-name="T2">AMBE (opatentowany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10.6cm">
          <text:p text:style-name="P1"><text:span text:style-name="T2">Możliw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11.6cm">
          <text:p text:style-name="P1"><text:span text:style-name="T2">9,6kbp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6.6cm">
          <text:p text:style-name="P1"><text:span text:style-name="T2">TETR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7.6cm">
          <text:p text:style-name="P1"><text:span text:style-name="T3">π</text:span><text:span text:style-name="T2">/4-DQPS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9.6cm">
          <text:p text:style-name="P1"><text:span text:style-name="T2">ACEL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10.6cm">
          <text:p text:style-name="P1"><text:span text:style-name="T2">Możliw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11.6cm">
          <text:p text:style-name="P1"><text:span text:style-name="T2">36kbp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6.6cm">
          <text:p text:style-name="P1"><text:span text:style-name="T2">M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7.6cm">
          <text:p text:style-name="P1"><text:span text:style-name="T2">4FS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9.6cm">
          <text:p text:style-name="P1"><text:span text:style-name="T2">Codec2 (otwartoźródł.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10.6cm">
          <text:p text:style-name="P1"><text:span text:style-name="T2">Możliwe, AES-25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11.6cm">
          <text:p text:style-name="P1"><text:span text:style-name="T2">36kbp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8.6cm">
          <text:p text:style-name="P1"><text:span text:style-name="T2">Szerokość kan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8.6cm">
          <text:p text:style-name="P1"><text:span text:style-name="T2">12,5kHz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8.6cm">
          <text:p text:style-name="P1"><text:span text:style-name="T2">25kHz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8.6cm">
          <text:p text:style-name="P1"><text:span text:style-name="T2">25kHz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12.6cm">
          <text:p text:style-name="P1"><text:span text:style-name="T2">Dostę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12.6cm">
          <text:p text:style-name="P1"><text:span text:style-name="T2">TDMA - 2 szczelin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12.6cm">
          <text:p text:style-name="P1"><text:span text:style-name="T2">TDMA – 4 szczelin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12.6cm">
          <text:p text:style-name="P1"><text:span text:style-name="T2">FDM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13.6cm">
          <text:p text:style-name="P1"><text:span text:style-name="T2">Zawartość ramki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13.6cm">
          <text:p text:style-name="P1"><text:span text:style-name="T2">Głos (+dane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13.6cm">
          <text:p text:style-name="P1"><text:span text:style-name="T2">Głos (+dane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13.6cm">
          <text:p text:style-name="P1"><text:span text:style-name="T2">Głos (+dane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1cm" svg:x="5.4cm" svg:y="14.6cm">
          <text:p text:style-name="P1"><text:span text:style-name="T2">Ocena wokoder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8.7cm" svg:y="14.6cm">
          <text:p text:style-name="P1"><text:span text:style-name="T2">Nisk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3.8cm" svg:y="14.6cm">
          <text:p text:style-name="P1"><text:span text:style-name="T2">Wysok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8.9cm" svg:y="14.6cm">
          <text:p text:style-name="P1"><text:span text:style-name="T2">Wysoka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omyślnie">
        <draw:custom-shape draw:style-name="gr7" draw:text-style-name="P7" draw:layer="layout" svg:width="16.8cm" svg:height="12.4cm" svg:x="8.4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2.8cm" svg:height="2cm" svg:x="9.3cm" svg:y="5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7cm" svg:height="1.352cm" svg:x="1cm" svg:y="1.5cm">
          <draw:text-box>
            <text:p text:style-name="P1"><text:span text:style-name="T1">Schemat blokowy</text:span></text:p>
          </draw:text-box>
        </draw:frame>
        <draw:custom-shape draw:style-name="gr9" draw:text-style-name="P7" xml:id="id2" draw:id="id2" draw:layer="layout" svg:width="5cm" svg:height="2cm" svg:x="13.4cm" svg:y="9.3cm">
          <text:p text:style-name="P1">STM32F7</text:p>
          <draw:enhanced-geometry svg:viewBox="0 0 21600 21600" draw:type="rectangle" draw:enhanced-path="M 0 0 L 21600 0 21600 21600 0 21600 0 0 Z N"/>
        </draw:custom-shape>
        <draw:custom-shape draw:style-name="gr9" draw:text-style-name="P7" xml:id="id1" draw:id="id1" draw:layer="layout" svg:width="5cm" svg:height="2cm" svg:x="13.4cm" svg:y="5.3cm">
          <text:p text:style-name="P1">Ekran 1,8”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5.9cm" svg:y1="7.3cm" svg:x2="15.9cm" svg:y2="9.3cm" draw:start-shape="id1" draw:start-glue-point="2" draw:end-shape="id2" draw:end-glue-point="0" svg:d="M15900 7300v2000" svg:viewBox="0 0 1 2001">
          <text:p/>
        </draw:connector>
        <draw:custom-shape draw:style-name="gr9" draw:text-style-name="P7" xml:id="id4" draw:id="id4" draw:layer="layout" svg:width="5cm" svg:height="2cm" svg:x="13.4cm" svg:y="14.3cm">
          <text:p text:style-name="P1">Klawiatura</text:p>
          <draw:enhanced-geometry svg:viewBox="0 0 21600 21600" draw:type="rectangle" draw:enhanced-path="M 0 0 L 21600 0 21600 21600 0 21600 0 0 Z N"/>
        </draw:custom-shape>
        <draw:custom-shape draw:style-name="gr9" draw:text-style-name="P7" xml:id="id3" draw:id="id3" draw:layer="layout" svg:width="5cm" svg:height="2cm" svg:x="19.4cm" svg:y="7.3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cm" svg:height="2cm" svg:x="19.4cm" svg:y="5.3cm">
          <text:p text:style-name="P1">TRX (Si4463)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cm" svg:height="2cm" svg:x="19.4cm" svg:y="14.3cm">
          <text:p text:style-name="P1">SD</text:p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4cm" svg:height="2cm" svg:x="9cm" svg:y="9.3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12cm" svg:height="0.338cm" svg:x="10.207cm" svg:y="6.181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0.207cm" svg:y1="6.181cm" svg:x2="10.038cm" svg:y2="5.9cm">
          <text:p/>
        </draw:line>
        <draw:line draw:style-name="gr13" draw:text-style-name="P8" draw:layer="layout" svg:x1="10.207cm" svg:y1="6.519cm" svg:x2="10.038cm" svg:y2="6.8cm">
          <text:p/>
        </draw:line>
        <draw:line draw:style-name="gr13" draw:text-style-name="P8" draw:layer="layout" svg:x1="10.038cm" svg:y1="5.9cm" svg:x2="10.038cm" svg:y2="6.8cm">
          <text:p/>
        </draw:line>
        <draw:custom-shape draw:style-name="gr14" draw:text-style-name="P7" draw:layer="layout" svg:width="0.731cm" svg:height="0.731cm" svg:x="10.769cm" svg:y="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0.769cm" svg:y1="5.956cm" svg:x2="10.769cm" svg:y2="6.687cm">
          <text:p/>
        </draw:line>
        <draw:custom-shape draw:style-name="gr11" draw:text-style-name="P7" xml:id="id8" draw:id="id8" draw:layer="layout" svg:width="3.4cm" svg:height="2cm" svg:x="9cm" svg:y="11.3cm">
          <text:p text:style-name="P1">Kenwood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8.4cm" svg:y1="10.3cm" svg:x2="21.9cm" svg:y2="9.3cm" draw:start-shape="id2" draw:start-glue-point="1" draw:end-shape="id3" draw:end-glue-point="2" svg:d="M18400 10300h3500v-1000" svg:viewBox="0 0 3501 1001">
          <text:p/>
        </draw:connector>
        <draw:connector draw:style-name="gr10" draw:text-style-name="P7" draw:layer="layout" svg:x1="15.9cm" svg:y1="14.3cm" svg:x2="15.9cm" svg:y2="11.3cm" draw:start-shape="id4" draw:start-glue-point="0" draw:end-shape="id2" draw:end-glue-point="2" svg:d="M15900 14300v-3000" svg:viewBox="0 0 1 3001">
          <text:p/>
        </draw:connector>
        <draw:line draw:style-name="gr13" draw:text-style-name="P8" draw:layer="layout" svg:x1="18.4cm" svg:y1="10.7cm" svg:x2="21.9cm" svg:y2="10.7cm">
          <text:p/>
        </draw:line>
        <draw:line draw:style-name="gr13" draw:text-style-name="P8" draw:layer="layout" svg:x1="21.9cm" svg:y1="12.3cm" svg:x2="21.9cm" svg:y2="10.7cm">
          <text:p/>
        </draw:line>
        <draw:custom-shape draw:style-name="gr9" draw:text-style-name="P7" draw:layer="layout" svg:width="5cm" svg:height="2cm" svg:x="19.4cm" svg:y="12.3cm">
          <text:p text:style-name="P1">Akcelerometr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cm" svg:height="0.1cm" draw:transform="rotate (-1.5707963267949) translate (14.59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cm" svg:height="0.1cm" draw:transform="rotate (-1.5707963267949) translate (14.59cm 12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4.58cm" svg:y1="12.997cm" svg:x2="14.8cm" svg:y2="12.404cm">
          <text:p/>
        </draw:line>
        <draw:line draw:style-name="gr13" draw:text-style-name="P8" draw:layer="layout" svg:x1="14.69cm" svg:y1="12.7cm" svg:x2="14.79cm" svg:y2="12.7cm">
          <text:p/>
        </draw:line>
        <draw:line draw:style-name="gr13" draw:text-style-name="P8" draw:layer="layout" svg:x1="14.79cm" svg:y1="12.6cm" svg:x2="14.79cm" svg:y2="12.8cm">
          <text:p/>
        </draw:line>
        <draw:line draw:style-name="gr13" draw:text-style-name="P8" draw:layer="layout" svg:x1="14.5cm" svg:y1="12.4cm" svg:x2="14.5cm" svg:y2="11.3cm">
          <text:p/>
        </draw:line>
        <draw:frame draw:style-name="gr16" draw:text-style-name="P9" draw:layer="layout" svg:width="1.9cm" svg:height="0.962cm" svg:x="12.8cm" svg:y="12.2cm">
          <draw:text-box>
            <text:p>PTT</text:p>
          </draw:text-box>
        </draw:frame>
        <draw:line draw:style-name="gr13" draw:text-style-name="P8" draw:layer="layout" svg:x1="14.5cm" svg:y1="13.3cm" svg:x2="14.5cm" svg:y2="13cm">
          <text:p/>
        </draw:line>
        <draw:line draw:style-name="gr13" draw:text-style-name="P8" draw:layer="layout" svg:x1="14.7cm" svg:y1="13.3cm" svg:x2="14.3cm" svg:y2="13.3cm">
          <text:p/>
        </draw:line>
        <draw:custom-shape draw:style-name="gr8" draw:text-style-name="P7" xml:id="id7" draw:id="id7" draw:layer="layout" svg:width="2.8cm" svg:height="2cm" svg:x="5cm" svg:y="11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12cm" svg:height="0.338cm" svg:x="5.497cm" svg:y="12.181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5.497cm" svg:y1="12.181cm" svg:x2="5.328cm" svg:y2="11.9cm">
          <text:p/>
        </draw:line>
        <draw:line draw:style-name="gr13" draw:text-style-name="P8" draw:layer="layout" svg:x1="5.497cm" svg:y1="12.519cm" svg:x2="5.328cm" svg:y2="12.8cm">
          <text:p/>
        </draw:line>
        <draw:line draw:style-name="gr13" draw:text-style-name="P8" draw:layer="layout" svg:x1="5.328cm" svg:y1="11.9cm" svg:x2="5.328cm" svg:y2="12.8cm">
          <text:p/>
        </draw:line>
        <draw:custom-shape draw:style-name="gr14" draw:text-style-name="P7" draw:layer="layout" svg:width="0.731cm" svg:height="0.731cm" svg:x="6.059cm" svg:y="11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6.059cm" svg:y1="11.956cm" svg:x2="6.059cm" svg:y2="12.687cm">
          <text:p/>
        </draw:line>
        <draw:custom-shape draw:style-name="gr15" draw:text-style-name="P7" draw:layer="layout" svg:width="0.1cm" svg:height="0.1cm" draw:transform="rotate (-1.5707963267949) translate (7.29cm 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cm" svg:height="0.1cm" draw:transform="rotate (-1.5707963267949) translate (7.29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7.28cm" svg:y1="12.597cm" svg:x2="7.5cm" svg:y2="12.004cm">
          <text:p/>
        </draw:line>
        <draw:line draw:style-name="gr13" draw:text-style-name="P8" draw:layer="layout" svg:x1="7.39cm" svg:y1="12.3cm" svg:x2="7.49cm" svg:y2="12.3cm">
          <text:p/>
        </draw:line>
        <draw:line draw:style-name="gr13" draw:text-style-name="P8" draw:layer="layout" svg:x1="7.49cm" svg:y1="12.2cm" svg:x2="7.49cm" svg:y2="12.4cm">
          <text:p/>
        </draw:line>
        <draw:connector draw:style-name="gr10" draw:text-style-name="P7" draw:layer="layout" svg:x1="12.4cm" svg:y1="10.3cm" svg:x2="13.4cm" svg:y2="10.3cm" draw:start-shape="id5" draw:start-glue-point="1" draw:end-shape="id2" draw:end-glue-point="3" svg:d="M12400 10300h1000" svg:viewBox="0 0 1001 1">
          <text:p/>
        </draw:connector>
        <draw:connector draw:style-name="gr10" draw:text-style-name="P7" draw:layer="layout" svg:x1="10.7cm" svg:y1="7.3cm" svg:x2="10.7cm" svg:y2="9.3cm" draw:start-shape="id6" draw:start-glue-point="2" draw:end-shape="id5" draw:end-glue-point="0" svg:d="M10700 7300v2000" svg:viewBox="0 0 1 2001">
          <text:p/>
        </draw:connector>
        <draw:connector draw:style-name="gr10" draw:text-style-name="P7" draw:layer="layout" svg:x1="7.8cm" svg:y1="12.3cm" svg:x2="9cm" svg:y2="12.3cm" draw:start-shape="id7" draw:start-glue-point="1" draw:end-shape="id8" draw:end-glue-point="3" svg:d="M7800 12300h1200" svg:viewBox="0 0 1201 1">
          <text:p/>
        </draw:connector>
        <draw:frame draw:style-name="gr16" draw:text-style-name="P9" draw:layer="layout" svg:width="5.2cm" svg:height="0.962cm" svg:x="8.1cm" svg:y="3.7cm">
          <draw:text-box>
            <text:p>Radiotelefon</text:p>
          </draw:text-box>
        </draw:frame>
        <draw:frame draw:style-name="gr17" draw:text-style-name="P9" draw:layer="layout" svg:width="5.9cm" svg:height="1.673cm" svg:x="2cm" svg:y="9.527cm">
          <draw:text-box>
            <text:p>Mikrofonogłośnik</text:p>
          </draw:text-box>
        </draw:frame>
        <draw:line draw:style-name="gr13" draw:text-style-name="P8" draw:layer="layout" svg:x1="4.6cm" svg:y1="10.4cm" svg:x2="6cm" svg:y2="11.1cm">
          <text:p/>
        </draw:line>
        <draw:line draw:style-name="gr13" draw:text-style-name="P8" draw:layer="layout" svg:x1="21.7cm" svg:y1="5.3cm" svg:x2="21.7cm" svg:y2="4cm">
          <text:p/>
        </draw:line>
        <draw:line draw:style-name="gr13" draw:text-style-name="P8" draw:layer="layout" svg:x1="21.7cm" svg:y1="4cm" svg:x2="20.8cm" svg:y2="3.1cm">
          <text:p/>
        </draw:line>
        <draw:line draw:style-name="gr13" draw:text-style-name="P8" draw:layer="layout" svg:x1="21.7cm" svg:y1="3.1cm" svg:x2="21.7cm" svg:y2="4cm">
          <text:p/>
        </draw:line>
        <draw:line draw:style-name="gr13" draw:text-style-name="P8" draw:layer="layout" svg:x1="22.6cm" svg:y1="3.1cm" svg:x2="21.7cm" svg:y2="4cm">
          <text:p/>
        </draw:line>
        <draw:frame draw:style-name="gr18" draw:text-style-name="P9" draw:layer="layout" svg:width="27.7cm" svg:height="1.6cm" svg:x="1cm" svg:y="18.4cm">
          <draw:text-box>
            <text:p>MUX – multiplekser</text:p>
          </draw:text-box>
        </draw:frame>
      </draw:page>
      <draw:page draw:name="page6" draw:style-name="dp1" draw:master-page-name="Domyślnie">
        <draw:frame draw:style-name="gr2" draw:text-style-name="P3" draw:layer="layout" svg:width="27.7cm" svg:height="1.352cm" svg:x="1cm" svg:y="1.5cm">
          <draw:text-box>
            <text:p text:style-name="P1"><text:span text:style-name="T1">Ścieżka sygnału</text:span></text:p>
          </draw:text-box>
        </draw:frame>
        <draw:custom-shape draw:style-name="gr14" draw:text-style-name="P7" draw:layer="layout" svg:width="0.731cm" svg:height="0.731cm" svg:x="1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.2cm" svg:y1="6.9cm" svg:x2="1.2cm" svg:y2="7.631cm">
          <text:p/>
        </draw:line>
        <draw:custom-shape draw:style-name="gr19" draw:text-style-name="P7" xml:id="id11" draw:id="id11" draw:layer="layout" svg:width="2.8cm" svg:height="2cm" svg:x="10cm" svg:y="6.3cm">
          <text:p text:style-name="P1">Codec2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.931cm" svg:y1="7.3cm" svg:x2="3.131cm" svg:y2="7.3cm">
          <text:p/>
        </draw:line>
        <draw:custom-shape draw:style-name="gr20" draw:text-style-name="P7" xml:id="id12" draw:id="id12" draw:layer="layout" svg:width="2.8cm" svg:height="2cm" svg:x="13.2cm" svg:y="6.3cm">
          <text:p text:style-name="P1">AES-256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6cm" svg:height="2cm" svg:x="12.4cm" svg:y="3.9cm">
          <text:p text:style-name="P1">CRC16</text:p>
          <draw:enhanced-geometry svg:viewBox="0 0 21600 21600" draw:type="rectangle" draw:enhanced-path="M 0 0 L 21600 0 21600 21600 0 21600 0 0 Z N"/>
        </draw:custom-shape>
        <draw:custom-shape draw:style-name="gr19" draw:text-style-name="P7" xml:id="id13" draw:id="id13" draw:layer="layout" svg:width="2.8cm" svg:height="2cm" svg:x="17.169cm" svg:y="6.3cm">
          <text:p text:style-name="P1">ECC</text:p>
          <draw:enhanced-geometry svg:viewBox="0 0 21600 21600" draw:type="rectangle" draw:enhanced-path="M 0 0 L 21600 0 21600 21600 0 21600 0 0 Z N"/>
        </draw:custom-shape>
        <draw:custom-shape draw:style-name="gr21" draw:text-style-name="P7" xml:id="id14" draw:id="id14" draw:layer="layout" svg:width="3.6cm" svg:height="2cm" svg:x="20.7cm" svg:y="6.3cm">
          <text:p text:style-name="P1">Przeplot</text:p>
          <draw:enhanced-geometry svg:viewBox="0 0 21600 21600" draw:type="rectangle" draw:enhanced-path="M 0 0 L 21600 0 21600 21600 0 21600 0 0 Z N"/>
        </draw:custom-shape>
        <draw:custom-shape draw:style-name="gr22" draw:text-style-name="P7" xml:id="id10" draw:id="id10" draw:layer="layout" svg:width="3.5cm" svg:height="3cm" svg:x="5.869cm" svg:y="5.8cm">
          <text:p text:style-name="P1">Bufor 1</text:p>
          <text:p text:style-name="P1"/>
          <text:p text:style-name="P1">Bufor 2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5.3cm" svg:y1="7.3cm" svg:x2="5.869cm" svg:y2="7.3cm" draw:start-shape="id9" draw:start-glue-point="1" draw:end-shape="id10" draw:end-glue-point="3" svg:d="M5300 7300h569" svg:viewBox="0 0 570 1">
          <text:p/>
        </draw:connector>
        <draw:connector draw:style-name="gr10" draw:text-style-name="P7" draw:layer="layout" svg:x1="9.369cm" svg:y1="7.3cm" svg:x2="10cm" svg:y2="7.3cm" draw:start-shape="id10" draw:start-glue-point="1" draw:end-shape="id11" draw:end-glue-point="3" svg:d="M9369 7300h631" svg:viewBox="0 0 632 1">
          <text:p/>
        </draw:connector>
        <draw:connector draw:style-name="gr10" draw:text-style-name="P7" draw:layer="layout" svg:x1="12.8cm" svg:y1="7.3cm" svg:x2="13.2cm" svg:y2="7.3cm" draw:start-shape="id11" draw:start-glue-point="1" draw:end-shape="id12" draw:end-glue-point="3" svg:d="M12800 7300h400" svg:viewBox="0 0 401 1">
          <text:p/>
        </draw:connector>
        <draw:custom-shape draw:style-name="gr21" draw:text-style-name="P7" xml:id="id15" draw:id="id15" draw:layer="layout" svg:width="3.6cm" svg:height="2cm" svg:x="25cm" svg:y="6.3cm">
          <text:p text:style-name="P1">Form.</text:p>
          <text:p text:style-name="P1">ramki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6cm" svg:y1="7.3cm" svg:x2="17.169cm" svg:y2="7.3cm" draw:start-shape="id12" draw:start-glue-point="1" draw:end-shape="id13" draw:end-glue-point="3" svg:d="M16000 7300h1169" svg:viewBox="0 0 1170 1">
          <text:p/>
        </draw:connector>
        <draw:line draw:style-name="gr13" draw:text-style-name="P8" draw:layer="layout" svg:x1="16cm" svg:y1="4.9cm" svg:x2="16.6cm" svg:y2="4.9cm">
          <text:p/>
        </draw:line>
        <draw:line draw:style-name="gr23" draw:text-style-name="P8" draw:layer="layout" svg:x1="16.6cm" svg:y1="4.9cm" svg:x2="16.6cm" svg:y2="7.3cm">
          <text:p/>
        </draw:line>
        <draw:custom-shape draw:style-name="gr19" draw:text-style-name="P7" xml:id="id9" draw:id="id9" draw:layer="layout" svg:width="2.8cm" svg:height="2cm" svg:x="2.5cm" svg:y="6.3cm">
          <text:p text:style-name="P1">A/C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5.931cm" svg:y1="9.8cm" svg:x2="16.6cm" svg:y2="9.8cm">
          <text:p/>
        </draw:line>
        <draw:line draw:style-name="gr23" draw:text-style-name="P8" draw:layer="layout" svg:x1="16.6cm" svg:y1="9.8cm" svg:x2="16.6cm" svg:y2="7.3cm">
          <text:p/>
        </draw:line>
        <draw:custom-shape draw:style-name="gr21" draw:text-style-name="P7" draw:layer="layout" svg:width="3.6cm" svg:height="2cm" svg:x="12.4cm" svg:y="8.8cm">
          <text:p text:style-name="P1">Pola danych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9.969cm" svg:y1="7.3cm" svg:x2="20.7cm" svg:y2="7.3cm" draw:end-shape="id14" draw:end-glue-point="3" svg:d="M19969 7300h731" svg:viewBox="0 0 732 1">
          <text:p/>
        </draw:connector>
        <draw:connector draw:style-name="gr10" draw:text-style-name="P7" draw:layer="layout" svg:x1="24.3cm" svg:y1="7.3cm" svg:x2="25cm" svg:y2="7.3cm" draw:start-shape="id14" draw:start-glue-point="1" draw:end-shape="id15" draw:end-glue-point="3" svg:d="M24300 7300h700" svg:viewBox="0 0 701 1">
          <text:p/>
        </draw:connector>
        <draw:custom-shape draw:style-name="gr19" draw:text-style-name="P7" xml:id="id18" draw:id="id18" draw:layer="layout" svg:width="2.8cm" svg:height="2cm" svg:x="10cm" svg:y="14.9cm">
          <text:p text:style-name="P1">Codec2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.931cm" svg:y1="15.9cm" svg:x2="3.131cm" svg:y2="15.9cm">
          <text:p/>
        </draw:line>
        <draw:custom-shape draw:style-name="gr20" draw:text-style-name="P7" xml:id="id19" draw:id="id19" draw:layer="layout" svg:width="2.8cm" svg:height="2cm" svg:x="13.2cm" svg:y="14.9cm">
          <text:p text:style-name="P1">AES-25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3.6cm" svg:height="2cm" svg:x="12.4cm" svg:y="12.5cm">
          <text:p text:style-name="P1">CRC16</text:p>
          <draw:enhanced-geometry svg:viewBox="0 0 21600 21600" draw:type="rectangle" draw:enhanced-path="M 0 0 L 21600 0 21600 21600 0 21600 0 0 Z N"/>
        </draw:custom-shape>
        <draw:custom-shape draw:style-name="gr19" draw:text-style-name="P7" xml:id="id20" draw:id="id20" draw:layer="layout" svg:width="2.8cm" svg:height="2cm" svg:x="17.169cm" svg:y="14.9cm">
          <text:p text:style-name="P1">ECC</text:p>
          <draw:enhanced-geometry svg:viewBox="0 0 21600 21600" draw:type="rectangle" draw:enhanced-path="M 0 0 L 21600 0 21600 21600 0 21600 0 0 Z N"/>
        </draw:custom-shape>
        <draw:custom-shape draw:style-name="gr21" draw:text-style-name="P7" xml:id="id21" draw:id="id21" draw:layer="layout" svg:width="3.6cm" svg:height="2cm" svg:x="20.7cm" svg:y="14.9cm">
          <text:p text:style-name="P1">Rozplot</text:p>
          <draw:enhanced-geometry svg:viewBox="0 0 21600 21600" draw:type="rectangle" draw:enhanced-path="M 0 0 L 21600 0 21600 21600 0 21600 0 0 Z N"/>
        </draw:custom-shape>
        <draw:custom-shape draw:style-name="gr22" draw:text-style-name="P7" xml:id="id17" draw:id="id17" draw:layer="layout" svg:width="3.5cm" svg:height="3cm" svg:x="5.869cm" svg:y="14.4cm">
          <text:p text:style-name="P1">Bufor 1</text:p>
          <text:p text:style-name="P1"/>
          <text:p text:style-name="P1">Bufor 2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5.3cm" svg:y1="15.9cm" svg:x2="5.869cm" svg:y2="15.9cm" draw:start-shape="id16" draw:start-glue-point="1" draw:end-shape="id17" draw:end-glue-point="3" svg:d="M5300 15900h569" svg:viewBox="0 0 570 1">
          <text:p/>
        </draw:connector>
        <draw:connector draw:style-name="gr10" draw:text-style-name="P7" draw:layer="layout" svg:x1="9.369cm" svg:y1="15.9cm" svg:x2="10cm" svg:y2="15.9cm" draw:start-shape="id17" draw:start-glue-point="1" draw:end-shape="id18" draw:end-glue-point="3" svg:d="M9369 15900h631" svg:viewBox="0 0 632 1">
          <text:p/>
        </draw:connector>
        <draw:connector draw:style-name="gr10" draw:text-style-name="P7" draw:layer="layout" svg:x1="12.8cm" svg:y1="15.9cm" svg:x2="13.2cm" svg:y2="15.9cm" draw:start-shape="id18" draw:start-glue-point="1" draw:end-shape="id19" draw:end-glue-point="3" svg:d="M12800 15900h400" svg:viewBox="0 0 401 1">
          <text:p/>
        </draw:connector>
        <draw:custom-shape draw:style-name="gr21" draw:text-style-name="P7" xml:id="id22" draw:id="id22" draw:layer="layout" svg:width="3.6cm" svg:height="2cm" svg:x="25cm" svg:y="14.9cm">
          <text:p text:style-name="P1">Odczyt</text:p>
          <text:p text:style-name="P1">ramki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6cm" svg:y1="15.9cm" svg:x2="17.169cm" svg:y2="15.9cm" draw:start-shape="id19" draw:start-glue-point="1" draw:end-shape="id20" draw:end-glue-point="3" svg:d="M16000 15900h1169" svg:viewBox="0 0 1170 1">
          <text:p/>
        </draw:connector>
        <draw:line draw:style-name="gr13" draw:text-style-name="P8" draw:layer="layout" svg:x1="16.6cm" svg:y1="15.9cm" svg:x2="16.6cm" svg:y2="13.6cm">
          <text:p/>
        </draw:line>
        <draw:custom-shape draw:style-name="gr19" draw:text-style-name="P7" xml:id="id16" draw:id="id16" draw:layer="layout" svg:width="2.8cm" svg:height="2cm" svg:x="2.5cm" svg:y="14.9cm">
          <text:p text:style-name="P1">C/A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6.6cm" svg:y1="15.9cm" svg:x2="16.6cm" svg:y2="18.4cm">
          <text:p/>
        </draw:line>
        <draw:line draw:style-name="gr23" draw:text-style-name="P8" draw:layer="layout" svg:x1="16.6cm" svg:y1="18.4cm" svg:x2="16cm" svg:y2="18.4cm">
          <text:p/>
        </draw:line>
        <draw:custom-shape draw:style-name="gr21" draw:text-style-name="P7" draw:layer="layout" svg:width="3.6cm" svg:height="2cm" svg:x="12.4cm" svg:y="17.4cm">
          <text:p text:style-name="P1">Pola danych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9.969cm" svg:y1="15.9cm" svg:x2="20.7cm" svg:y2="15.9cm" draw:end-shape="id21" draw:end-glue-point="3" svg:d="M19969 15900h731" svg:viewBox="0 0 732 1">
          <text:p/>
        </draw:connector>
        <draw:connector draw:style-name="gr10" draw:text-style-name="P7" draw:layer="layout" svg:x1="24.3cm" svg:y1="15.9cm" svg:x2="25cm" svg:y2="15.9cm" draw:start-shape="id21" draw:start-glue-point="1" draw:end-shape="id22" draw:end-glue-point="3" svg:d="M24300 15900h700" svg:viewBox="0 0 701 1">
          <text:p/>
        </draw:connector>
        <draw:custom-shape draw:style-name="gr12" draw:text-style-name="P7" draw:layer="layout" svg:width="0.112cm" svg:height="0.338cm" svg:x="1.869cm" svg:y="15.681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.869cm" svg:y1="15.681cm" svg:x2="1.7cm" svg:y2="15.4cm">
          <text:p/>
        </draw:line>
        <draw:line draw:style-name="gr13" draw:text-style-name="P8" draw:layer="layout" svg:x1="1.869cm" svg:y1="16.019cm" svg:x2="1.7cm" svg:y2="16.3cm">
          <text:p/>
        </draw:line>
        <draw:line draw:style-name="gr13" draw:text-style-name="P8" draw:layer="layout" svg:x1="1.7cm" svg:y1="15.4cm" svg:x2="1.7cm" svg:y2="16.3cm">
          <text:p/>
        </draw:line>
        <draw:line draw:style-name="gr24" draw:text-style-name="P10" draw:layer="layout" svg:x1="16.6cm" svg:y1="13.6cm" svg:x2="16cm" svg:y2="13.6cm">
          <text:p/>
        </draw:line>
        <draw:custom-shape draw:style-name="gr21" draw:text-style-name="P7" xml:id="id24" draw:id="id24" draw:layer="layout" svg:width="3.6cm" svg:height="2cm" svg:x="25cm" svg:y="8.8cm">
          <text:p text:style-name="P1">Modulator</text:p>
          <draw:enhanced-geometry svg:viewBox="0 0 21600 21600" draw:type="rectangle" draw:enhanced-path="M 0 0 L 21600 0 21600 21600 0 21600 0 0 Z N"/>
        </draw:custom-shape>
        <draw:custom-shape draw:style-name="gr21" draw:text-style-name="P7" xml:id="id23" draw:id="id23" draw:layer="layout" svg:width="3.6cm" svg:height="2cm" svg:x="25cm" svg:y="12.4cm">
          <text:p text:style-name="P1">Demodulato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26.8cm" svg:y1="14.9cm" svg:x2="26.8cm" svg:y2="14.4cm" draw:start-shape="id22" draw:start-glue-point="0" draw:end-shape="id23" draw:end-glue-point="2" svg:d="M26800 14900v-500" svg:viewBox="0 0 1 501">
          <text:p/>
        </draw:connector>
        <draw:connector draw:style-name="gr25" draw:text-style-name="P1" draw:layer="layout" svg:x1="26.8cm" svg:y1="8.8cm" svg:x2="26.8cm" svg:y2="8.3cm" draw:start-shape="id24" draw:start-glue-point="0" draw:end-shape="id15" draw:end-glue-point="2" svg:d="M26800 8800v-500" svg:viewBox="0 0 1 501">
          <text:p/>
        </draw:connector>
        <draw:frame draw:style-name="gr26" draw:text-style-name="P9" draw:layer="layout" svg:width="7cm" svg:height="1.9cm" svg:x="19.4cm" svg:y="11.1cm">
          <draw:text-box>
            <text:p>Kanał radiowy</text:p>
          </draw:text-box>
        </draw:frame>
        <draw:line draw:style-name="gr24" draw:text-style-name="P10" draw:layer="layout" svg:x1="24cm" svg:y1="11.6cm" svg:x2="26cm" svg:y2="11.6cm">
          <text:p/>
        </draw:line>
        <draw:line draw:style-name="gr27" draw:text-style-name="P10" draw:layer="layout" svg:x1="26.8cm" svg:y1="10.8cm" svg:x2="26.5cm" svg:y2="11.7cm">
          <text:p/>
        </draw:line>
        <draw:line draw:style-name="gr27" draw:text-style-name="P10" draw:layer="layout" svg:x1="26.5cm" svg:y1="11.7cm" svg:x2="27.1cm" svg:y2="11.5cm">
          <text:p/>
        </draw:line>
        <draw:line draw:style-name="gr27" draw:text-style-name="P10" draw:layer="layout" svg:x1="27.1cm" svg:y1="11.5cm" svg:x2="26.8cm" svg:y2="12.4cm">
          <text:p/>
        </draw:line>
      </draw:page>
      <draw:page draw:name="page7" draw:style-name="dp1" draw:master-page-name="Domyślnie">
        <draw:line draw:style-name="gr28" draw:text-style-name="P10" draw:layer="layout" svg:x1="13.7cm" svg:y1="15.239cm" svg:x2="13.7cm" svg:y2="16.539cm">
          <text:p/>
        </draw:line>
        <draw:custom-shape draw:style-name="gr29" draw:text-style-name="P1" draw:layer="layout" svg:width="2.9cm" svg:height="0.8cm" svg:x="12.3cm" svg:y="14.4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7cm" svg:height="1.352cm" svg:x="1cm" svg:y="1.5cm">
          <draw:text-box>
            <text:p text:style-name="P1"><text:span text:style-name="T1">Ramka głosu</text:span></text:p>
          </draw:text-box>
        </draw:frame>
        <draw:line draw:style-name="gr23" draw:text-style-name="P8" draw:layer="layout" svg:x1="2.7cm" svg:y1="7.6cm" svg:x2="25.6cm" svg:y2="7.6cm">
          <text:p/>
        </draw:line>
        <draw:line draw:style-name="gr30" draw:text-style-name="P10" draw:layer="layout" svg:x1="3.3cm" svg:y1="7.3cm" svg:x2="3.3cm" svg:y2="7.9cm">
          <text:p/>
        </draw:line>
        <draw:frame draw:style-name="gr31" draw:text-style-name="P8" draw:layer="layout" svg:width="10.362cm" svg:height="1.1cm" svg:x="3.338cm" svg:y="6.5cm">
          <draw:text-box>
            <text:p text:style-name="P1">20ms</text:p>
          </draw:text-box>
        </draw:frame>
        <draw:line draw:style-name="gr30" draw:text-style-name="P10" draw:layer="layout" svg:x1="13.7cm" svg:y1="7.3cm" svg:x2="13.7cm" svg:y2="7.9cm">
          <text:p/>
        </draw:line>
        <draw:line draw:style-name="gr30" draw:text-style-name="P10" draw:layer="layout" svg:x1="24.1cm" svg:y1="7.3cm" svg:x2="24.1cm" svg:y2="7.9cm">
          <text:p/>
        </draw:line>
        <draw:frame draw:style-name="gr31" draw:text-style-name="P8" draw:layer="layout" svg:width="10.362cm" svg:height="1.1cm" svg:x="13.7cm" svg:y="6.5cm">
          <draw:text-box>
            <text:p text:style-name="P1">20ms</text:p>
          </draw:text-box>
        </draw:frame>
        <draw:line draw:style-name="gr28" draw:text-style-name="P10" draw:layer="layout" svg:x1="8.5cm" svg:y1="9.1cm" svg:x2="8.5cm" svg:y2="11.3cm">
          <text:p/>
        </draw:line>
        <draw:line draw:style-name="gr28" draw:text-style-name="P10" draw:layer="layout" svg:x1="18.9cm" svg:y1="9.1cm" svg:x2="18.9cm" svg:y2="11.3cm">
          <text:p/>
        </draw:line>
        <draw:frame draw:style-name="gr32" draw:text-style-name="P11" draw:layer="layout" svg:width="3cm" svg:height="2.9cm" svg:x="25.4cm" svg:y="7.7cm">
          <draw:text-box>
            <text:p><text:span text:style-name="T4">t</text:span></text:p>
          </draw:text-box>
        </draw:frame>
        <draw:frame draw:style-name="gr31" draw:text-style-name="P8" draw:layer="layout" svg:width="10.362cm" svg:height="1.1cm" svg:x="3.3cm" svg:y="7.8cm">
          <draw:text-box>
            <text:p text:style-name="P1">160 próbek</text:p>
          </draw:text-box>
        </draw:frame>
        <draw:frame draw:style-name="gr31" draw:text-style-name="P8" draw:layer="layout" svg:width="10.362cm" svg:height="1.1cm" svg:x="13.662cm" svg:y="7.8cm">
          <draw:text-box>
            <text:p text:style-name="P1">160 próbek</text:p>
          </draw:text-box>
        </draw:frame>
        <draw:frame draw:style-name="gr31" draw:text-style-name="P8" draw:layer="layout" svg:width="10.362cm" svg:height="1.1cm" svg:x="3.338cm" svg:y="11.8cm">
          <draw:text-box>
            <text:p text:style-name="P1">64 bity</text:p>
          </draw:text-box>
        </draw:frame>
        <draw:frame draw:style-name="gr31" draw:text-style-name="P8" draw:layer="layout" svg:width="10.362cm" svg:height="1.1cm" svg:x="13.7cm" svg:y="11.8cm">
          <draw:text-box>
            <text:p text:style-name="P1">64 bity</text:p>
          </draw:text-box>
        </draw:frame>
        <draw:frame draw:style-name="gr33" draw:text-style-name="P8" draw:layer="layout" svg:width="10.4cm" svg:height="1.7cm" svg:x="8.6cm" svg:y="14.339cm">
          <draw:text-box>
            <text:p text:style-name="P1">AES-256</text:p>
          </draw:text-box>
        </draw:frame>
        <draw:frame draw:style-name="gr34" draw:text-style-name="P9" draw:layer="layout" svg:width="3.8cm" svg:height="2.2cm" svg:x="12.124cm" svg:y="17cm">
          <draw:text-box>
            <text:p>128 bitów</text:p>
          </draw:text-box>
        </draw:frame>
        <draw:line draw:style-name="gr30" draw:text-style-name="P10" draw:layer="layout" svg:x1="13.7cm" svg:y1="14.439cm" svg:x2="13.7cm" svg:y2="13.139cm">
          <text:p/>
        </draw:line>
        <draw:custom-shape draw:style-name="gr29" draw:text-style-name="P1" draw:layer="layout" svg:width="2.9cm" svg:height="0.8cm" svg:x="12.3cm" svg:y="9.7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10.4cm" svg:height="1.7cm" svg:x="8.5cm" svg:y="9.6cm">
          <draw:text-box>
            <text:p text:style-name="P1">Codec2</text:p>
          </draw:text-box>
        </draw:frame>
        <draw:line draw:style-name="gr35" draw:text-style-name="P10" draw:layer="layout" svg:x1="7.2cm" svg:y1="13.139cm" svg:x2="20.3cm" svg:y2="13.139cm">
          <text:p/>
        </draw:line>
      </draw:page>
      <draw:page draw:name="page8" draw:style-name="dp1" draw:master-page-name="Domyślnie">
        <draw:frame draw:style-name="gr36" draw:text-style-name="P12" draw:layer="layout" svg:width="25.3cm" svg:height="1.039cm" svg:x="2.2cm" svg:y="11.3cm">
          <draw:text-box>
            <text:p><text:span text:style-name="T2"><text:s text:c="7"/></text:span><text:span text:style-name="T2">16b <text:s text:c="13"/>16b <text:s text:c="16"/>2b <text:s text:c="21"/>2b <text:s text:c="19"/>12b <text:s text:c="13"/>128b <text:s text:c="9"/>8b <text:s text:c="13"/>24b <text:s text:c="18"/>24b <text:s text:c="18"/>80b <text:s text:c="10"/>128b <text:s text:c="15"/>16b</text:span></text:p>
          </draw:text-box>
        </draw:frame>
        <draw:frame draw:style-name="gr37" draw:text-style-name="P12" draw:layer="layout" svg:width="25.681cm" svg:height="0.7cm" svg:x="2.119cm" svg:y="12.2cm">
          <draw:text-box>
            <text:p><text:span text:style-name="T5"><text:s text:c="38"/></text:span><text:span text:style-name="T5">----------------------------- 16b ---------------------------- <text:s text:c="31"/>---------------------------------256b</text:span><text:span text:style-name="T2">---------------------------------</text:span></text:p>
          </draw:text-box>
        </draw:frame>
        <draw:frame draw:style-name="gr36" draw:text-style-name="P12" draw:layer="layout" svg:width="19.881cm" svg:height="1.039cm" svg:x="1.812cm" svg:y="8.49cm">
          <draw:text-box>
            <text:p><text:span text:style-name="T2">CONTENT_TYPE = VOICE, DATA, VOICE+DATA</text:span></text:p>
            <text:p><text:span text:style-name="T2">ENC_TYPE = STATIC KEY, DYNAMIC KEY</text:span></text:p>
          </draw:text-box>
        </draw:frame>
        <draw:custom-shape draw:style-name="gr38" draw:text-style-name="P13" draw:layer="layout" svg:width="8.7cm" svg:height="0.736cm" svg:x="16.7cm" svg:y="9.4cm">
          <text:p text:style-name="P1"><text:span text:style-name="T2">ENCRYPTED – 2 BLOCKS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6.7cm" svg:height="1cm" svg:x="10.2cm" svg:y="14cm">
          <text:p text:style-name="P1"><text:span text:style-name="T2">ENC_TYPE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10.2cm" svg:y="15cm">
          <text:p text:style-name="P1"><text:span text:style-name="T2">0b00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10.2cm" svg:y="16cm">
          <text:p text:style-name="P1"><text:span text:style-name="T2">0b01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10.2cm" svg:y="17cm">
          <text:p text:style-name="P1"><text:span text:style-name="T2">0b10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10.2cm" svg:y="18cm">
          <text:p text:style-name="P1"><text:span text:style-name="T2">0b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1.8cm" svg:y="15cm">
          <text:p text:style-name="P1"><text:span text:style-name="T2">PLA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1.8cm" svg:y="16cm">
          <text:p text:style-name="P1"><text:span text:style-name="T2">STATIC KEY, AES-25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1.8cm" svg:y="17cm">
          <text:p text:style-name="P1"><text:span text:style-name="T2">DYNAMIC KEY, AES-25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11.8cm" svg:y="18cm">
          <text:p text:style-name="P1"><text:span text:style-name="T2">RESERVED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6.7cm" svg:height="1cm" svg:x="2.2cm" svg:y="14cm">
          <text:p text:style-name="P1"><text:span text:style-name="T2">CONTENT_TYPE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2.2cm" svg:y="15cm">
          <text:p text:style-name="P1"><text:span text:style-name="T2">0b00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2.2cm" svg:y="16cm">
          <text:p text:style-name="P1"><text:span text:style-name="T2">0b01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2.2cm" svg:y="17cm">
          <text:p text:style-name="P1"><text:span text:style-name="T2">0b10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6cm" svg:height="1cm" svg:x="2.2cm" svg:y="18cm">
          <text:p text:style-name="P1"><text:span text:style-name="T2">0b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3.8cm" svg:y="15cm">
          <text:p text:style-name="P1"><text:span text:style-name="T2">RESERVE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3.8cm" svg:y="16cm">
          <text:p text:style-name="P1"><text:span text:style-name="T2">VO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3.8cm" svg:y="17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cm" svg:height="1cm" svg:x="3.8cm" svg:y="18cm">
          <text:p text:style-name="P1"><text:span text:style-name="T2">VOICE+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2.5cm" svg:height="1cm" svg:x="2.1cm" svg:y="10.136cm">
          <text:p text:style-name="P1"><text:span text:style-name="T2">PREAMBLE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5cm" svg:height="1cm" svg:x="4.6cm" svg:y="10.136cm">
          <text:p text:style-name="P1"><text:span text:style-name="T2">SYN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5cm" svg:height="1cm" svg:x="11.2cm" svg:y="10.136cm">
          <text:p text:style-name="P1"><text:span text:style-name="T2">FRAME_NUM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2.2cm" svg:height="1cm" svg:x="9cm" svg:y="10.136cm">
          <text:p text:style-name="P1"><text:span text:style-name="T2">ENC_TYPE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9cm" svg:height="1cm" svg:x="6.1cm" svg:y="10.136cm">
          <text:p text:style-name="P1"><text:span text:style-name="T2">CONTENT_TYPE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3cm" svg:height="1cm" svg:x="16.7cm" svg:y="10.136cm">
          <text:p text:style-name="P1"><text:span text:style-name="T2">SEND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6cm" svg:height="1cm" svg:x="19cm" svg:y="10.136cm">
          <text:p text:style-name="P1"><text:span text:style-name="T2">RECIPIENT_ID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.7cm" svg:height="1cm" svg:x="23.7cm" svg:y="10.136cm">
          <text:p text:style-name="P1"><text:span text:style-name="T2">PAY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2.6cm" svg:height="1cm" svg:x="25.4cm" svg:y="10.136cm">
          <text:p text:style-name="P1"><text:span text:style-name="T2">CRC16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3cm" svg:height="1cm" svg:x="15.4cm" svg:y="10.136cm">
          <text:p text:style-name="P1"><text:span text:style-name="T2">KEY_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7cm" svg:height="1.352cm" svg:x="1cm" svg:y="1.5cm">
          <draw:text-box>
            <text:p text:style-name="P1"><text:span text:style-name="T1">Ramki</text:span></text:p>
          </draw:text-box>
        </draw:frame>
        <draw:custom-shape draw:style-name="gr51" draw:text-style-name="P15" draw:layer="layout" svg:width="1.7cm" svg:height="1cm" svg:x="13.7cm" svg:y="10.136cm">
          <text:p text:style-name="P1"><text:span text:style-name="T2">NONC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2.1cm" svg:height="1cm" svg:x="21.6cm" svg:y="10.136cm">
          <text:p text:style-name="P1"><text:span text:style-name="T2">RESERVED</text:span>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25.3cm" svg:height="1.039cm" svg:x="2.188cm" svg:y="6.2cm">
          <draw:text-box>
            <text:p><text:span text:style-name="T2"><text:s text:c="7"/></text:span><text:span text:style-name="T2">16b <text:s text:c="13"/>16b <text:s text:c="16"/>2b <text:s text:c="21"/>2b <text:s text:c="19"/>12b <text:s text:c="13"/>128b <text:s text:c="9"/>8b <text:s text:c="13"/>24b <text:s text:c="18"/>24b <text:s text:c="18"/>80b <text:s text:c="10"/>128b <text:s text:c="15"/>16b</text:span></text:p>
          </draw:text-box>
        </draw:frame>
        <draw:frame draw:style-name="gr37" draw:text-style-name="P12" draw:layer="layout" svg:width="25.681cm" svg:height="0.7cm" svg:x="2.107cm" svg:y="7.1cm">
          <draw:text-box>
            <text:p><text:span text:style-name="T5"><text:s text:c="38"/></text:span><text:span text:style-name="T5">----------------------------- 16b ---------------------------- <text:s text:c="31"/>---------------------------------256b</text:span><text:span text:style-name="T2">---------------------------------</text:span></text:p>
          </draw:text-box>
        </draw:frame>
        <draw:frame draw:style-name="gr36" draw:text-style-name="P12" draw:layer="layout" svg:width="19.881cm" svg:height="1.039cm" svg:x="1.8cm" svg:y="3.39cm">
          <draw:text-box>
            <text:p><text:span text:style-name="T2">CONTENT_TYPE = VOICE, DATA, VOICE+DATA</text:span></text:p>
            <text:p><text:span text:style-name="T2">ENC_TYPE = NONE</text:span></text:p>
          </draw:text-box>
        </draw:frame>
        <draw:custom-shape draw:style-name="gr41" draw:text-style-name="P14" draw:layer="layout" svg:width="2.5cm" svg:height="1cm" svg:x="2.088cm" svg:y="5.036cm">
          <text:p text:style-name="P1"><text:span text:style-name="T2">PREAMBLE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5cm" svg:height="1cm" svg:x="4.588cm" svg:y="5.036cm">
          <text:p text:style-name="P1"><text:span text:style-name="T2">SYN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5cm" svg:height="1cm" svg:x="11.188cm" svg:y="5.036cm">
          <text:p text:style-name="P1"><text:span text:style-name="T2">FRAME_NUM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2.2cm" svg:height="1cm" svg:x="8.988cm" svg:y="5.036cm">
          <text:p text:style-name="P1"><text:span text:style-name="T2">ENC_TYPE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9cm" svg:height="1cm" svg:x="6.088cm" svg:y="5.036cm">
          <text:p text:style-name="P1"><text:span text:style-name="T2">CONTENT_TYPE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3cm" svg:height="1cm" svg:x="16.688cm" svg:y="5.036cm">
          <text:p text:style-name="P1"><text:span text:style-name="T2">SEND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6cm" svg:height="1cm" svg:x="18.988cm" svg:y="5.036cm">
          <text:p text:style-name="P1"><text:span text:style-name="T2">RECIPIENT_ID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.7cm" svg:height="1cm" svg:x="23.688cm" svg:y="5.036cm">
          <text:p text:style-name="P1"><text:span text:style-name="T2">PAYLOAD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2.6cm" svg:height="1cm" svg:x="25.388cm" svg:y="5.036cm">
          <text:p text:style-name="P1"><text:span text:style-name="T2">CRC16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3cm" svg:height="1cm" svg:x="15.388cm" svg:y="5.036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1.7cm" svg:height="1cm" svg:x="13.688cm" svg:y="5.036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2.1cm" svg:height="1cm" svg:x="21.588cm" svg:y="5.036cm">
          <text:p text:style-name="P1"><text:span text:style-name="T2">RESERVED</text:span></text:p>
          <draw:enhanced-geometry svg:viewBox="0 0 21600 21600" draw:type="rectangle" draw:enhanced-path="M 0 0 L 21600 0 21600 21600 0 21600 0 0 Z N"/>
        </draw:custom-shape>
        <draw:frame draw:style-name="gr53" draw:text-style-name="P9" draw:layer="layout" svg:width="10cm" svg:height="5.7cm" svg:x="18.3cm" svg:y="13.9cm">
          <draw:text-box>
            <text:p>Bity netto: 456</text:p>
            <text:p>Bity brutto (z ECC): 774+2</text:p>
            <text:p/>
            <text:p>25 x 776 → minimum 19,4kbps</text:p>
            <text:p>Bitrate: 24kbps</text:p>
            <text:p/>
          </draw:text-box>
        </draw:frame>
      </draw:page>
      <draw:page draw:name="page9" draw:style-name="dp1" draw:master-page-name="Domyślnie">
        <draw:frame draw:style-name="gr2" draw:text-style-name="P3" draw:layer="layout" svg:width="27.7cm" svg:height="1.352cm" svg:x="1cm" svg:y="1.5cm">
          <draw:text-box>
            <text:p text:style-name="P1"><text:span text:style-name="T1">Dane techniczne</text:span></text:p>
          </draw:text-box>
        </draw:frame>
        <draw:frame draw:style-name="gr54" draw:text-style-name="P5" draw:layer="layout" svg:width="27.7cm" svg:height="2.453cm" svg:x="1cm" svg:y="5.148cm">
          <draw:text-box>
            <text:p text:style-name="P4"><text:span text:style-name="T1">- Moc wyjściowa radiotelefonu ręcznego: 0,5; 1; 3W</text:span></text:p>
            <text:p text:style-name="P4"><text:span text:style-name="T1">- Moc wyjściowa radiotelefonu mobilnego: 1; 5; 25; 40W</text:span></text:p>
          </draw:text-box>
        </draw:frame>
      </draw:page>
      <draw:page draw:name="page10" draw:style-name="dp1" draw:master-page-name="Domyślnie">
        <draw:frame draw:style-name="gr1" draw:text-style-name="P2" draw:layer="layout" svg:width="17.4cm" svg:height="6cm" svg:x="6.15cm" svg:y="7.4cm">
          <draw:text-box>
            <text:p text:style-name="P1"><text:span text:style-name="T1"/></text:p>
            <text:p text:style-name="P1"><text:span text:style-name="T1"/></text:p>
            <text:p text:style-name="P1"><text:span text:style-name="T1">Konie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4:23:30.428000000</meta:creation-date>
    <dc:date>2018-12-04T20:30:19.523000000</dc:date>
    <meta:editing-duration>PT4H54M44S</meta:editing-duration>
    <meta:editing-cycles>50</meta:editing-cycles>
    <meta:generator>LibreOffice/6.1.3.2$Windows_X86_64 LibreOffice_project/86daf60bf00efa86ad547e59e09d6bb77c699acb</meta:generator>
    <meta:document-statistic meta:object-count="228"/>
  </office:meta>
</office:document-meta>
</file>